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903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929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0.9543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0.8791in"/>
    </style:style>
    <style:style style:name="co15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2stq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_SU_MATCH</text:p>
          </table:table-cell>
          <table:table-cell office:value-type="string" calcext:value-type="string">
            <text:p>grnofr</text:p>
          </table:table-cell>
          <table:table-cell office:value-type="string" calcext:value-type="string">
            <text:p>grnlof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_SU_SETID</text:p>
          </table:table-cell>
          <table:table-cell office:value-type="string" calcext:value-type="string">
            <text:p>Q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_SU_FORM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_SU_ID</text:p>
          </table:table-cell>
          <table:table-cell table:number-columns-repeated="2" office:value-type="string" calcext:value-type="string">
            <text:p>%.2f</text:p>
          </table:table-cell>
          <table:table-cell table:number-columns-repeated="2" office:value-type="string" calcext:value-type="string">
            <text:p>%.0f</text:p>
          </table:table-cell>
          <table:table-cell office:value-type="string" calcext:value-type="string">
            <text:p>%.1f</text:p>
          </table:table-cell>
          <table:table-cell office:value-type="string" calcext:value-type="string">
            <text:p>%.0f</text:p>
          </table:table-cell>
          <table:table-cell table:number-columns-repeated="3" office:value-type="string" calcext:value-type="string">
            <text:p>%.1f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_SU_NAMES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C_SU_ID</text:p>
          </table:table-cell>
          <table:table-cell office:value-type="string" calcext:value-type="string">
            <text:p>2_grnofr_11</text:p>
          </table:table-cell>
          <table:table-cell office:value-type="string" calcext:value-type="string">
            <text:p>12_grnlof_21</text:p>
          </table:table-cell>
          <table:table-cell office:value-type="string" calcext:value-type="string">
            <text:p>datum_elev</text:p>
          </table:table-cell>
          <table:table-cell office:value-type="string" calcext:value-type="string">
            <text:p>replace_vel</text:p>
          </table:table-cell>
          <table:table-cell office:value-type="string" calcext:value-type="string">
            <text:p>31_sdepth_34</text:p>
          </table:table-cell>
          <table:table-cell office:value-type="string" calcext:value-type="string">
            <text:p>39_sut_40</text:p>
          </table:table-cell>
          <table:table-cell office:value-type="string" calcext:value-type="string">
            <text:p>47_sx_55</text:p>
          </table:table-cell>
          <table:table-cell office:value-type="string" calcext:value-type="string">
            <text:p>56_sy_65</text:p>
          </table:table-cell>
          <table:table-cell office:value-type="string" calcext:value-type="string">
            <text:p>66_selev_71</text:p>
          </table:table-cell>
          <table:table-cell office:value-type="string" calcext:value-type="string">
            <text:p>gstat_elev</text:p>
          </table:table-cell>
          <table:table-cell office:value-type="string" calcext:value-type="string">
            <text:p>sstat_elev</text:p>
          </table:table-cell>
          <table:table-cell office:value-type="string" calcext:value-type="string">
            <text:p>gstat_up</text:p>
          </table:table-cell>
          <table:table-cell office:value-type="string" calcext:value-type="string">
            <text:p>sstat_up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time_near</text:p>
          </table:table-cell>
          <table:table-cell office:value-type="string" calcext:value-type="string">
            <text:p>offset_near</text:p>
          </table:table-cell>
          <table:table-cell office:value-type="string" calcext:value-type="string">
            <text:p>time_far</text:p>
          </table:table-cell>
          <table:table-cell office:value-type="string" calcext:value-type="string">
            <text:p>offset_far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zw_no_hole</text:p>
          </table:table-cell>
          <table:table-cell office:value-type="string" calcext:value-type="string">
            <text:p>zw_true</text:p>
          </table:table-cell>
          <table:table-cell office:value-type="string" calcext:value-type="string">
            <text:p>tmup</text:p>
          </table:table-cell>
          <table:table-cell office:value-type="string" calcext:value-type="string">
            <text:p>gstat_1layer</text:p>
          </table:table-cell>
          <table:table-cell office:value-type="string" calcext:value-type="string">
            <text:p>sstat_1layer</text:p>
          </table:table-cell>
          <table:table-cell office:value-type="string" calcext:value-type="string">
            <text:p>time_near2</text:p>
          </table:table-cell>
          <table:table-cell office:value-type="string" calcext:value-type="string">
            <text:p>offset_near2</text:p>
          </table:table-cell>
          <table:table-cell office:value-type="string" calcext:value-type="string">
            <text:p>time_far2</text:p>
          </table:table-cell>
          <table:table-cell office:value-type="string" calcext:value-type="string">
            <text:p>offset_far2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zb_no_hole</text:p>
          </table:table-cell>
          <table:table-cell office:value-type="string" calcext:value-type="string">
            <text:p>zb_true</text:p>
          </table:table-cell>
          <table:table-cell office:value-type="string" calcext:value-type="string">
            <text:p>tmup2</text:p>
          </table:table-cell>
          <table:table-cell office:value-type="string" calcext:value-type="string">
            <text:p>gstat_2layer</text:p>
          </table:table-cell>
          <table:table-cell office:value-type="string" calcext:value-type="string">
            <text:p>sstat_2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7]-[.J7])/[.E7]*1000" office:value-type="float" office:value="60" calcext:value-type="float">
            <text:p>60</text:p>
          </table:table-cell>
          <table:table-cell table:formula="of:=([.D7]-[.J7])/[.E7]*1000" office:value-type="float" office:value="60" calcext:value-type="float">
            <text:p>60</text:p>
          </table:table-cell>
          <table:table-cell table:formula="of:=([.D7]-[.J7]+[.F7])/[.E7]*1000-[.G7]" office:value-type="float" office:value="-93.6" calcext:value-type="float">
            <text:p>-93.6</text:p>
          </table:table-cell>
          <table:table-cell table:formula="of:=([.D7]-[.J7]+[.F7])/[.E7]*1000" office:value-type="float" office:value="66.4" calcext:value-type="float">
            <text:p>66.4</text:p>
          </table:table-cell>
          <table:table-cell table:formula="of:=[.F7]/[.G7]*1000" office:value-type="float" office:value="100" calcext:value-type="float">
            <text:p>100</text:p>
          </table:table-cell>
          <table:table-cell office:value-type="float" office:value="636.79" calcext:value-type="float">
            <text:p>636.79</text:p>
          </table:table-cell>
          <table:table-cell office:value-type="float" office:value="0" calcext:value-type="float">
            <text:p>0</text:p>
          </table:table-cell>
          <table:table-cell office:value-type="float" office:value="1136.79" calcext:value-type="float">
            <text:p>1136.79</text:p>
          </table:table-cell>
          <table:table-cell office:value-type="float" office:value="500" calcext:value-type="float">
            <text:p>500</text:p>
          </table:table-cell>
          <table:table-cell table:formula="of:=([.S7]-[.Q7])/([.R7]-[.P7])*1000" office:value-type="float" office:value="1000" calcext:value-type="float">
            <text:p>1000</text:p>
          </table:table-cell>
          <table:table-cell table:formula="of:=[.P7]-[.Q7]/[.T7]*1000" office:value-type="float" office:value="636.79" calcext:value-type="float">
            <text:p>636.79</text:p>
          </table:table-cell>
          <table:table-cell table:formula="of:=[.U7]/1000*[.T7]*[.O7]/2/POWER([.T7]*[.T7]-[.O7]*[.O7];0.5)" office:value-type="float" office:value="31.9999015189457" calcext:value-type="float">
            <text:p>31.9999015189457</text:p>
          </table:table-cell>
          <table:table-cell table:formula="of:=IF([.F7]/2&lt;[.V7];[.F7]/2+[.V7];[.V7]*2)" office:value-type="float" office:value="39.9999015189457" calcext:value-type="float">
            <text:p>39.9999015189457</text:p>
          </table:table-cell>
          <table:table-cell table:formula="of:=IF([.F7]&lt;[.W7];[.F7]/[.O7];[.W7]/[.O7]+([.F7]-[.W7])/[.T7])*1000" office:value-type="float" office:value="160" calcext:value-type="float">
            <text:p>160</text:p>
          </table:table-cell>
          <table:table-cell table:formula="of:=(([.D7]-[.J7]+[.W7])/[.E7]-[.W7]/[.O7])*1000" office:value-type="float" office:value="-323.999054581879" calcext:value-type="float">
            <text:p>-323.999054581879</text:p>
          </table:table-cell>
          <table:table-cell table:formula="of:=[.Y7]+2*[.F7]/[.E7]*1000-[.X7]" office:value-type="float" office:value="-471.199054581879" calcext:value-type="float">
            <text:p>-471.199054581879</text:p>
          </table:table-cell>
          <table:table-cell office:value-type="float" office:value="699.67" calcext:value-type="float">
            <text:p>699.67</text:p>
          </table:table-cell>
          <table:table-cell office:value-type="float" office:value="0" calcext:value-type="float">
            <text:p>0</text:p>
          </table:table-cell>
          <table:table-cell office:value-type="float" office:value="799.67" calcext:value-type="float">
            <text:p>799.67</text:p>
          </table:table-cell>
          <table:table-cell office:value-type="float" office:value="1000" calcext:value-type="float">
            <text:p>1000</text:p>
          </table:table-cell>
          <table:table-cell table:formula="of:=([.AD7]-[.AB7])/([.AC7]-[.AA7])*1000" office:value-type="float" office:value="10000" calcext:value-type="float">
            <text:p>10000</text:p>
          </table:table-cell>
          <table:table-cell table:formula="of:=[.AA7]-[.AB7]/[.AE7]*1000" office:value-type="float" office:value="699.67" calcext:value-type="float">
            <text:p>699.67</text:p>
          </table:table-cell>
          <table:table-cell table:formula="of:=[.AE7]*[.T7]/2/POWER([.AE7]*[.AE7]-[.T7]*[.T7];0.5)*([.AF7]/1000-[.V7]*2*POWER([.AE7]*[.AE7]-[.O7]*[.O7];0.5)/[.AE7]/[.O7])" office:value-type="float" office:value="30.0023739476849" calcext:value-type="float">
            <text:p>30.0023739476849</text:p>
          </table:table-cell>
          <table:table-cell table:formula="of:=IF([.F7]&lt;[.W7];[.AG7];IF([.F7]&lt;[.W7]+[.AG7];[.AG7]+([.F7]-[.W7])/2;[.AG7]*2))" office:value-type="float" office:value="30.0023739476849" calcext:value-type="float">
            <text:p>30.0023739476849</text:p>
          </table:table-cell>
          <table:table-cell table:formula="of:=IF([.F7]&lt;[.W7];[.F7]/[.O7];IF([.F7]&lt;[.W7]+[.AH7];[.W7]/[.O7]+([.F7]-[.W7])/[.T7];[.AH7]/[.T7]+([.F7]-[.W7]-[.AH7])/[.AE7]))*1000" office:value-type="float" office:value="160" calcext:value-type="float">
            <text:p>160</text:p>
          </table:table-cell>
          <table:table-cell table:formula="of:=(([.D7]-[.J7]+[.W7]+[.AH7])/[.E7]-([.W7]/[.O7]+[.AH7]/[.T7]))*1000" office:value-type="float" office:value="-342.00047895049" calcext:value-type="float">
            <text:p>-342.00047895049</text:p>
          </table:table-cell>
          <table:table-cell table:formula="of:=[.AJ7]+2*[.F7]/[.E7]*1000-[.AI7]" office:value-type="float" office:value="-489.20047895049" calcext:value-type="float">
            <text:p>-489.2004789504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9]-[.J9])/[.E9]*1000" office:value-type="float" office:value="60" calcext:value-type="float">
            <text:p>60</text:p>
          </table:table-cell>
          <table:table-cell table:formula="of:=([.D9]-[.J9])/[.E9]*1000" office:value-type="float" office:value="60" calcext:value-type="float">
            <text:p>60</text:p>
          </table:table-cell>
          <table:table-cell table:formula="of:=([.D9]-[.J9]+[.F9])/[.E9]*1000-[.G9]" office:value-type="float" office:value="-93.6" calcext:value-type="float">
            <text:p>-93.6</text:p>
          </table:table-cell>
          <table:table-cell table:formula="of:=([.D9]-[.J9]+[.F9])/[.E9]*1000" office:value-type="float" office:value="66.4" calcext:value-type="float">
            <text:p>66.4</text:p>
          </table:table-cell>
          <table:table-cell table:formula="of:=[.F9]/[.G9]*1000" office:value-type="float" office:value="100" calcext:value-type="float">
            <text:p>100</text:p>
          </table:table-cell>
          <table:table-cell office:value-type="float" office:value="886.79" calcext:value-type="float">
            <text:p>886.79</text:p>
          </table:table-cell>
          <table:table-cell office:value-type="float" office:value="250" calcext:value-type="float">
            <text:p>250</text:p>
          </table:table-cell>
          <table:table-cell office:value-type="float" office:value="1436.79" calcext:value-type="float">
            <text:p>1436.79</text:p>
          </table:table-cell>
          <table:table-cell office:value-type="float" office:value="800" calcext:value-type="float">
            <text:p>800</text:p>
          </table:table-cell>
          <table:table-cell table:formula="of:=([.S9]-[.Q9])/([.R9]-[.P9])*1000" office:value-type="float" office:value="1000" calcext:value-type="float">
            <text:p>1000</text:p>
          </table:table-cell>
          <table:table-cell table:formula="of:=[.P9]-[.Q9]/[.T9]*1000" office:value-type="float" office:value="636.79" calcext:value-type="float">
            <text:p>636.79</text:p>
          </table:table-cell>
          <table:table-cell table:formula="of:=[.U9]/1000*[.T9]*[.O9]/2/POWER([.T9]*[.T9]-[.O9]*[.O9];0.5)" office:value-type="float" office:value="31.9999015189457" calcext:value-type="float">
            <text:p>31.9999015189457</text:p>
          </table:table-cell>
          <table:table-cell table:formula="of:=IF([.F9]/2&lt;[.V9];[.F9]/2+[.V9];[.V9]*2)" office:value-type="float" office:value="39.9999015189457" calcext:value-type="float">
            <text:p>39.9999015189457</text:p>
          </table:table-cell>
          <table:table-cell table:formula="of:=IF([.F9]&lt;[.W9];[.F9]/[.O9];[.W9]/[.O9]+([.F9]-[.W9])/[.T9])*1000" office:value-type="float" office:value="160" calcext:value-type="float">
            <text:p>160</text:p>
          </table:table-cell>
          <table:table-cell table:formula="of:=(([.D9]-[.J9]+[.W9])/[.E9]-[.W9]/[.O9])*1000" office:value-type="float" office:value="-323.999054581879" calcext:value-type="float">
            <text:p>-323.999054581879</text:p>
          </table:table-cell>
          <table:table-cell table:formula="of:=[.Y9]+2*[.F9]/[.E9]*1000-[.X9]" office:value-type="float" office:value="-471.199054581879" calcext:value-type="float">
            <text:p>-471.199054581879</text:p>
          </table:table-cell>
          <table:table-cell office:value-type="float" office:value="789.67" calcext:value-type="float">
            <text:p>789.67</text:p>
          </table:table-cell>
          <table:table-cell office:value-type="float" office:value="900" calcext:value-type="float">
            <text:p>900</text:p>
          </table:table-cell>
          <table:table-cell office:value-type="float" office:value="849.67" calcext:value-type="float">
            <text:p>849.67</text:p>
          </table:table-cell>
          <table:table-cell office:value-type="float" office:value="1500" calcext:value-type="float">
            <text:p>1500</text:p>
          </table:table-cell>
          <table:table-cell table:formula="of:=([.AD9]-[.AB9])/([.AC9]-[.AA9])*1000" office:value-type="float" office:value="10000" calcext:value-type="float">
            <text:p>10000</text:p>
          </table:table-cell>
          <table:table-cell table:formula="of:=[.AA9]-[.AB9]/[.AE9]*1000" office:value-type="float" office:value="699.67" calcext:value-type="float">
            <text:p>699.67</text:p>
          </table:table-cell>
          <table:table-cell table:formula="of:=[.AE9]*[.T9]/2/POWER([.AE9]*[.AE9]-[.T9]*[.T9];0.5)*([.AF9]/1000-[.V9]*2*POWER([.AE9]*[.AE9]-[.O9]*[.O9];0.5)/[.AE9]/[.O9])" office:value-type="float" office:value="30.0023739476849" calcext:value-type="float">
            <text:p>30.0023739476849</text:p>
          </table:table-cell>
          <table:table-cell table:formula="of:=IF([.F9]&lt;[.W9];[.AG9];IF([.F9]&lt;[.W9]+[.AG9];[.AG9]+([.F9]-[.W9])/2;[.AG9]*2))" office:value-type="float" office:value="30.0023739476849" calcext:value-type="float">
            <text:p>30.0023739476849</text:p>
          </table:table-cell>
          <table:table-cell table:formula="of:=IF([.F9]&lt;[.W9];[.F9]/[.O9];IF([.F9]&lt;[.W9]+[.AH9];[.W9]/[.O9]+([.F9]-[.W9])/[.T9];[.AH9]/[.T9]+([.F9]-[.W9]-[.AH9])/[.AE9]))*1000" office:value-type="float" office:value="160" calcext:value-type="float">
            <text:p>160</text:p>
          </table:table-cell>
          <table:table-cell table:formula="of:=(([.D9]-[.J9]+[.W9]+[.AH9])/[.E9]-([.W9]/[.O9]+[.AH9]/[.T9]))*1000" office:value-type="float" office:value="-342.00047895049" calcext:value-type="float">
            <text:p>-342.00047895049</text:p>
          </table:table-cell>
          <table:table-cell table:formula="of:=[.AJ9]+2*[.F9]/[.E9]*1000-[.AI9]" office:value-type="float" office:value="-489.20047895049" calcext:value-type="float">
            <text:p>-489.2004789504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52" calcext:value-type="float">
            <text:p>52</text:p>
          </table:table-cell>
          <table:table-cell office:value-type="float" office:value="412" calcext:value-type="float">
            <text:p>412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11]-[.J11])/[.E11]*1000" office:value-type="float" office:value="60" calcext:value-type="float">
            <text:p>60</text:p>
          </table:table-cell>
          <table:table-cell table:formula="of:=([.D11]-[.J11])/[.E11]*1000" office:value-type="float" office:value="60" calcext:value-type="float">
            <text:p>60</text:p>
          </table:table-cell>
          <table:table-cell table:formula="of:=([.D11]-[.J11]+[.F11])/[.E11]*1000-[.G11]" office:value-type="float" office:value="-331.2" calcext:value-type="float">
            <text:p>-331.2</text:p>
          </table:table-cell>
          <table:table-cell table:formula="of:=([.D11]-[.J11]+[.F11])/[.E11]*1000" office:value-type="float" office:value="80.8" calcext:value-type="float">
            <text:p>80.8</text:p>
          </table:table-cell>
          <table:table-cell office:value-type="float" office:value="100" calcext:value-type="float">
            <text:p>100</text:p>
          </table:table-cell>
          <table:table-cell office:value-type="float" office:value="397.99" calcext:value-type="float">
            <text:p>397.99</text:p>
          </table:table-cell>
          <table:table-cell office:value-type="float" office:value="0" calcext:value-type="float">
            <text:p>0</text:p>
          </table:table-cell>
          <table:table-cell office:value-type="float" office:value="1397.99" calcext:value-type="float">
            <text:p>1397.99</text:p>
          </table:table-cell>
          <table:table-cell office:value-type="float" office:value="1000" calcext:value-type="float">
            <text:p>1000</text:p>
          </table:table-cell>
          <table:table-cell table:formula="of:=([.S11]-[.Q11])/([.R11]-[.P11])*1000" office:value-type="float" office:value="1000" calcext:value-type="float">
            <text:p>1000</text:p>
          </table:table-cell>
          <table:table-cell table:formula="of:=[.P11]-[.Q11]/[.T11]*1000" office:value-type="float" office:value="397.99" calcext:value-type="float">
            <text:p>397.99</text:p>
          </table:table-cell>
          <table:table-cell table:formula="of:=[.U11]/1000*[.T11]*[.O11]/2/POWER([.T11]*[.T11]-[.O11]*[.O11];0.5)" office:value-type="float" office:value="19.9997500047507" calcext:value-type="float">
            <text:p>19.9997500047507</text:p>
          </table:table-cell>
          <table:table-cell table:formula="of:=IF([.F11]/2&lt;[.V11];[.F11]/2+[.V11];[.V11]*2)" office:value-type="float" office:value="39.9995000095014" calcext:value-type="float">
            <text:p>39.9995000095014</text:p>
          </table:table-cell>
          <table:table-cell table:formula="of:=IF([.F11]&lt;[.W11];[.F11]/[.O11];[.W11]/[.O11]+([.F11]-[.W11])/[.T11])*1000" office:value-type="float" office:value="411.995500085513" calcext:value-type="float">
            <text:p>411.995500085513</text:p>
          </table:table-cell>
          <table:table-cell table:formula="of:=(([.D11]-[.J11]+[.W11])/[.E11]-[.W11]/[.O11])*1000" office:value-type="float" office:value="-323.995200091213" calcext:value-type="float">
            <text:p>-323.995200091213</text:p>
          </table:table-cell>
          <table:table-cell table:formula="of:=[.Y11]+2*[.F11]/[.E11]*1000-[.X11]" office:value-type="float" office:value="-694.390700176726" calcext:value-type="float">
            <text:p>-694.390700176726</text:p>
          </table:table-cell>
          <table:table-cell office:value-type="float" office:value="497.74" calcext:value-type="float">
            <text:p>497.74</text:p>
          </table:table-cell>
          <table:table-cell office:value-type="float" office:value="500" calcext:value-type="float">
            <text:p>500</text:p>
          </table:table-cell>
          <table:table-cell office:value-type="float" office:value="547.74" calcext:value-type="float">
            <text:p>547.74</text:p>
          </table:table-cell>
          <table:table-cell office:value-type="float" office:value="1000" calcext:value-type="float">
            <text:p>1000</text:p>
          </table:table-cell>
          <table:table-cell table:formula="of:=([.AD11]-[.AB11])/([.AC11]-[.AA11])*1000" office:value-type="float" office:value="10000" calcext:value-type="float">
            <text:p>10000</text:p>
          </table:table-cell>
          <table:table-cell table:formula="of:=[.AA11]-[.AB11]/[.AE11]*1000" office:value-type="float" office:value="447.74" calcext:value-type="float">
            <text:p>447.74</text:p>
          </table:table-cell>
          <table:table-cell table:formula="of:=[.AE11]*[.T11]/2/POWER([.AE11]*[.AE11]-[.T11]*[.T11];0.5)*([.AF11]/1000-[.V11]*2*POWER([.AE11]*[.AE11]-[.O11]*[.O11];0.5)/[.AE11]/[.O11])" office:value-type="float" office:value="24.0028157008234" calcext:value-type="float">
            <text:p>24.0028157008234</text:p>
          </table:table-cell>
          <table:table-cell table:formula="of:=IF([.F11]&lt;[.W11];[.AG11];IF([.F11]&lt;[.W11]+[.AG11];[.AG11]+([.F11]-[.W11])/2;[.AG11]*2))" office:value-type="float" office:value="30.0030656960728" calcext:value-type="float">
            <text:p>30.0030656960728</text:p>
          </table:table-cell>
          <table:table-cell table:formula="of:=IF([.F11]&lt;[.W11];[.F11]/[.O11];IF([.F11]&lt;[.W11]+[.AH11];[.W11]/[.O11]+([.F11]-[.W11])/[.T11];[.AH11]/[.T11]+([.F11]-[.W11]-[.AH11])/[.AE11]))*1000" office:value-type="float" office:value="411.995500085513" calcext:value-type="float">
            <text:p>411.995500085513</text:p>
          </table:table-cell>
          <table:table-cell table:formula="of:=(([.D11]-[.J11]+[.W11]+[.AH11])/[.E11]-([.W11]/[.O11]+[.AH11]/[.T11]))*1000" office:value-type="float" office:value="-341.997039508857" calcext:value-type="float">
            <text:p>-341.997039508857</text:p>
          </table:table-cell>
          <table:table-cell table:formula="of:=[.AJ11]+2*[.F11]/[.E11]*1000-[.AI11]" office:value-type="float" office:value="-712.392539594369" calcext:value-type="float">
            <text:p>-712.392539594369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13]-[.J13])/[.E13]*1000" office:value-type="float" office:value="60" calcext:value-type="float">
            <text:p>60</text:p>
          </table:table-cell>
          <table:table-cell table:formula="of:=([.D13]-[.J13])/[.E13]*1000" office:value-type="float" office:value="60" calcext:value-type="float">
            <text:p>60</text:p>
          </table:table-cell>
          <table:table-cell table:formula="of:=([.D13]-[.J13]+[.F13])/[.E13]*1000-[.G13]" office:value-type="float" office:value="-39.6" calcext:value-type="float">
            <text:p>-39.6</text:p>
          </table:table-cell>
          <table:table-cell table:formula="of:=([.D13]-[.J13]+[.F13])/[.E13]*1000" office:value-type="float" office:value="66.4" calcext:value-type="float">
            <text:p>66.4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formula="of:=([.S13]-[.Q13])/([.R13]-[.P13])*1000" office:value-type="float" office:value="1000" calcext:value-type="float">
            <text:p>1000</text:p>
          </table:table-cell>
          <table:table-cell table:formula="of:=[.P13]-[.Q13]/[.T13]*1000" office:value-type="float" office:value="100" calcext:value-type="float">
            <text:p>100</text:p>
          </table:table-cell>
          <table:table-cell table:formula="of:=[.U13]/1000*[.T13]*[.O13]/2/POWER([.T13]*[.T13]-[.O13]*[.O13];0.5)" office:value-type="float" office:value="5.02518907629606" calcext:value-type="float">
            <text:p>5.02518907629606</text:p>
          </table:table-cell>
          <table:table-cell table:formula="of:=IF([.F13]/2&lt;[.V13];[.F13]/2+[.V13];[.V13]*2)" office:value-type="float" office:value="10.0503781525921" calcext:value-type="float">
            <text:p>10.0503781525921</text:p>
          </table:table-cell>
          <table:table-cell table:formula="of:=IF([.F13]&lt;[.W13];[.F13]/[.O13];[.W13]/[.O13]+([.F13]-[.W13])/[.T13])*1000" office:value-type="float" office:value="106.453403373329" calcext:value-type="float">
            <text:p>106.453403373329</text:p>
          </table:table-cell>
          <table:table-cell table:formula="of:=(([.D13]-[.J13]+[.W13])/[.E13]-[.W13]/[.O13])*1000" office:value-type="float" office:value="-36.4836302648844" calcext:value-type="float">
            <text:p>-36.4836302648844</text:p>
          </table:table-cell>
          <table:table-cell table:formula="of:=[.Y13]+2*[.F13]/[.E13]*1000-[.X13]" office:value-type="float" office:value="-130.137033638213" calcext:value-type="float">
            <text:p>-130.13703363821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000" calcext:value-type="float">
            <text:p>1000</text:p>
          </table:table-cell>
          <table:table-cell table:formula="of:=([.AD13]-[.AB13])/([.AC13]-[.AA13])*1000" office:value-type="float" office:value="10000" calcext:value-type="float">
            <text:p>10000</text:p>
          </table:table-cell>
          <table:table-cell table:formula="of:=[.AA13]-[.AB13]/[.AE13]*1000" office:value-type="float" office:value="154" calcext:value-type="float">
            <text:p>154</text:p>
          </table:table-cell>
          <table:table-cell table:formula="of:=[.AE13]*[.T13]/2/POWER([.AE13]*[.AE13]-[.T13]*[.T13];0.5)*([.AF13]/1000-[.V13]*2*POWER([.AE13]*[.AE13]-[.O13]*[.O13];0.5)/[.AE13]/[.O13])" office:value-type="float" office:value="26.8853865855685" calcext:value-type="float">
            <text:p>26.8853865855685</text:p>
          </table:table-cell>
          <table:table-cell table:formula="of:=IF([.F13]&lt;[.W13];[.AG13];IF([.F13]&lt;[.W13]+[.AG13];[.AG13]+([.F13]-[.W13])/2;[.AG13]*2))" office:value-type="float" office:value="29.8601975092725" calcext:value-type="float">
            <text:p>29.8601975092725</text:p>
          </table:table-cell>
          <table:table-cell table:formula="of:=IF([.F13]&lt;[.W13];[.F13]/[.O13];IF([.F13]&lt;[.W13]+[.AH13];[.W13]/[.O13]+([.F13]-[.W13])/[.T13];[.AH13]/[.T13]+([.F13]-[.W13]-[.AH13])/[.AE13]))*1000" office:value-type="float" office:value="106.453403373329" calcext:value-type="float">
            <text:p>106.453403373329</text:p>
          </table:table-cell>
          <table:table-cell table:formula="of:=(([.D13]-[.J13]+[.W13]+[.AH13])/[.E13]-([.W13]/[.O13]+[.AH13]/[.T13]))*1000" office:value-type="float" office:value="-54.3997487704479" calcext:value-type="float">
            <text:p>-54.3997487704479</text:p>
          </table:table-cell>
          <table:table-cell table:formula="of:=[.AJ13]+2*[.F13]/[.E13]*1000-[.AI13]" office:value-type="float" office:value="-148.053152143777" calcext:value-type="float">
            <text:p>-148.053152143777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office:value-type="float" office:value="24.67" calcext:value-type="float">
            <text:p>24.67</text:p>
          </table:table-cell>
          <table:table-cell office:value-type="float" office:value="339687.8" calcext:value-type="float">
            <text:p>339687.8</text:p>
          </table:table-cell>
          <table:table-cell office:value-type="float" office:value="5541179.3" calcext:value-type="float">
            <text:p>5541179.3</text:p>
          </table:table-cell>
          <table:table-cell office:value-type="float" office:value="50" calcext:value-type="float">
            <text:p>50</text:p>
          </table:table-cell>
          <table:table-cell table:formula="of:=([.D15]-[.J15])/[.E15]*1000" office:value-type="float" office:value="60" calcext:value-type="float">
            <text:p>60</text:p>
          </table:table-cell>
          <table:table-cell table:formula="of:=([.D15]-[.J15])/[.E15]*1000" office:value-type="float" office:value="60" calcext:value-type="float">
            <text:p>60</text:p>
          </table:table-cell>
          <table:table-cell table:formula="of:=([.D15]-[.J15]+[.F15])/[.E15]*1000-[.G15]" office:value-type="float" office:value="42.53" calcext:value-type="float">
            <text:p>42.53</text:p>
          </table:table-cell>
          <table:table-cell table:formula="of:=([.D15]-[.J15]+[.F15])/[.E15]*1000" office:value-type="float" office:value="67.2" calcext:value-type="float">
            <text:p>67.2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office:value-type="float" office:value="600" calcext:value-type="float">
            <text:p>600</text:p>
          </table:table-cell>
          <table:table-cell table:formula="of:=([.S15]-[.Q15])/([.R15]-[.P15])*1000" office:value-type="float" office:value="1200" calcext:value-type="float">
            <text:p>1200</text:p>
          </table:table-cell>
          <table:table-cell table:formula="of:=[.P15]-[.Q15]/[.T15]*1000" office:value-type="float" office:value="17" calcext:value-type="float">
            <text:p>17</text:p>
          </table:table-cell>
          <table:table-cell table:formula="of:=[.U15]/1000*[.T15]*[.O15]/2/POWER([.T15]*[.T15]-[.O15]*[.O15];0.5)" office:value-type="float" office:value="6.0209457413735" calcext:value-type="float">
            <text:p>6.0209457413735</text:p>
          </table:table-cell>
          <table:table-cell table:formula="of:=IF([.F15]/2&lt;[.V15];[.F15]/2+[.V15];[.V15]*2)" office:value-type="float" office:value="12.041891482747" calcext:value-type="float">
            <text:p>12.041891482747</text:p>
          </table:table-cell>
          <table:table-cell table:formula="of:=IF([.F15]&lt;[.W15];[.F15]/[.O15];[.W15]/[.O15]+([.F15]-[.W15])/[.T15])*1000" office:value-type="float" office:value="24.7058961404655" calcext:value-type="float">
            <text:p>24.7058961404655</text:p>
          </table:table-cell>
          <table:table-cell table:formula="of:=(([.D15]-[.J15]+[.W15])/[.E15]-[.W15]/[.O15])*1000" office:value-type="float" office:value="45.0759508836775" calcext:value-type="float">
            <text:p>45.0759508836775</text:p>
          </table:table-cell>
          <table:table-cell table:formula="of:=[.Y15]+2*[.F15]/[.E15]*1000-[.X15]" office:value-type="float" office:value="34.770054743212" calcext:value-type="float">
            <text:p>34.770054743212</text:p>
          </table:table-cell>
          <table:table-cell office:value-type="float" office:value="332.3" calcext:value-type="float">
            <text:p>332.3</text:p>
          </table:table-cell>
          <table:table-cell office:value-type="float" office:value="500" calcext:value-type="float">
            <text:p>500</text:p>
          </table:table-cell>
          <table:table-cell office:value-type="float" office:value="554.5" calcext:value-type="float">
            <text:p>554.5</text:p>
          </table:table-cell>
          <table:table-cell office:value-type="float" office:value="900" calcext:value-type="float">
            <text:p>900</text:p>
          </table:table-cell>
          <table:table-cell table:formula="of:=([.AD15]-[.AB15])/([.AC15]-[.AA15])*1000" office:value-type="float" office:value="1800.1800180018" calcext:value-type="float">
            <text:p>1800.1800180018</text:p>
          </table:table-cell>
          <table:table-cell table:formula="of:=[.AA15]-[.AB15]/[.AE15]*1000" office:value-type="float" office:value="54.55" calcext:value-type="float">
            <text:p>54.55</text:p>
          </table:table-cell>
          <table:table-cell table:formula="of:=[.AE15]*[.T15]/2/POWER([.AE15]*[.AE15]-[.T15]*[.T15];0.5)*([.AF15]/1000-[.V15]*2*POWER([.AE15]*[.AE15]-[.O15]*[.O15];0.5)/[.AE15]/[.O15])" office:value-type="float" office:value="28.9586805432772" calcext:value-type="float">
            <text:p>28.9586805432772</text:p>
          </table:table-cell>
          <table:table-cell table:formula="of:=IF([.F15]&lt;[.W15];[.AG15];IF([.F15]&lt;[.W15]+[.AG15];[.AG15]+([.F15]-[.W15])/2;[.AG15]*2))" office:value-type="float" office:value="31.9377348019037" calcext:value-type="float">
            <text:p>31.9377348019037</text:p>
          </table:table-cell>
          <table:table-cell table:formula="of:=IF([.F15]&lt;[.W15];[.F15]/[.O15];IF([.F15]&lt;[.W15]+[.AH15];[.W15]/[.O15]+([.F15]-[.W15])/[.T15];[.AH15]/[.T15]+([.F15]-[.W15]-[.AH15])/[.AE15]))*1000" office:value-type="float" office:value="24.7058961404655" calcext:value-type="float">
            <text:p>24.7058961404655</text:p>
          </table:table-cell>
          <table:table-cell table:formula="of:=(([.D15]-[.J15]+[.W15]+[.AH15])/[.E15]-([.W15]/[.O15]+[.AH15]/[.T15]))*1000" office:value-type="float" office:value="31.2362658028526" calcext:value-type="float">
            <text:p>31.2362658028526</text:p>
          </table:table-cell>
          <table:table-cell table:formula="of:=[.AJ15]+2*[.F15]/[.E15]*1000-[.AI15]" office:value-type="float" office:value="20.9303696623871" calcext:value-type="float">
            <text:p>20.93036966238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15:10:38.64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4T16:36:55.551000000</dc:date>
    <meta:editing-duration>PT8H30M41S</meta:editing-duration>
    <meta:editing-cycles>54</meta:editing-cycles>
    <meta:generator>LibreOffice/7.2.4.1$Windows_X86_64 LibreOffice_project/27d75539669ac387bb498e35313b970b7fe9c4f9</meta:generator>
    <meta:document-statistic meta:table-count="1" meta:cell-count="239" meta:object-count="0"/>
  </office:meta>
</office:document-meta>
</file>